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14b8c1" officeooo:paragraph-rsid="0014b8c1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6pt" officeooo:rsid="0015a8fd" officeooo:paragraph-rsid="0015a8fd"/>
    </style:style>
    <style:style style:name="P3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Times New Roman" fo:font-size="16pt" officeooo:rsid="0015a8fd" officeooo:paragraph-rsid="0015a8f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paragraph-rsid="0015a8f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fo:font-size="12pt" officeooo:rsid="0015a8fd" officeooo:paragraph-rsid="0015a8fd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Times New Roman" fo:font-size="12pt" officeooo:rsid="0015a8fd" officeooo:paragraph-rsid="0015a8fd"/>
    </style:style>
    <style:style style:name="P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Times New Roman" fo:font-size="12pt" officeooo:rsid="0015a8fd" officeooo:paragraph-rsid="0015a8fd"/>
    </style:style>
    <style:style style:name="T1" style:family="text">
      <style:text-properties officeooo:rsid="0015a8fd"/>
    </style:style>
    <style:style style:name="T2" style:family="text">
      <style:text-properties fo:color="#000000" loext:opacity="100%"/>
    </style:style>
    <style:style style:name="T3" style:family="text">
      <style:text-properties officeooo:rsid="0019dd21"/>
    </style:style>
    <style:style style:name="T4" style:family="text">
      <style:text-properties officeooo:rsid="001b9566"/>
    </style:style>
    <style:style style:name="T5" style:family="text">
      <style:text-properties officeooo:rsid="001b98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l No. 4</text:p>
      <text:p text:style-name="P3"/>
      <text:p text:style-name="P4"><text:span text:style-name="T1">a]</text:span><text:span text:style-name="T2">Implement A* algorithm. </text:span></text:p>
      <text:p text:style-name="P5">Code:</text:p>
      <text:p text:style-name="P6">import heapq</text:p>
      <text:p text:style-name="P6">def a_star (graph, heurastics, start, goal):</text:p>
      <text:p text:style-name="P6"><text:s text:c="4"/>open_list=[]</text:p>
      <text:p text:style-name="P6"><text:s text:c="4"/>heapq.heappush(open_list,(heurastics.get(start),0,start,[]))</text:p>
      <text:p text:style-name="P6"><text:s text:c="4"/>came_from={}</text:p>
      <text:p text:style-name="P6"><text:s text:c="4"/>cost_so_far={start:0}</text:p>
      <text:p text:style-name="P6"/>
      <text:p text:style-name="P6"><text:s text:c="4"/>while open_list:</text:p>
      <text:p text:style-name="P6"><text:s text:c="8"/>f,current_cost,current_node,path=heapq.heappop(open_list)</text:p>
      <text:p text:style-name="P6"/>
      <text:p text:style-name="P6"><text:s text:c="8"/>if(current_node==goal):</text:p>
      <text:p text:style-name="P6"><text:s text:c="12"/>return path+[current_node]</text:p>
      <text:p text:style-name="P6"><text:s text:c="8"/></text:p>
      <text:p text:style-name="P6"><text:s text:c="8"/>for neighbour,cost in graph.get(current_node,{}).items():</text:p>
      <text:p text:style-name="P6"><text:s text:c="12"/>new_cost = current_cost+cost</text:p>
      <text:p text:style-name="P6"><text:s text:c="12"/></text:p>
      <text:p text:style-name="P6"><text:s text:c="12"/>if neighbour not in cost_so_far or new_cost&lt;cost_so_far[neighbour]:</text:p>
      <text:p text:style-name="P6"><text:s text:c="16"/>cost_so_far[neighbour]=new_cost</text:p>
      <text:p text:style-name="P6"><text:s text:c="16"/>priority=new_cost+heurastics.get(neighbour)</text:p>
      <text:p text:style-name="P6"><text:s text:c="16"/>heapq.heappush(open_list,(priority,new_cost,neighbour,path+[current_node]))</text:p>
      <text:p text:style-name="P6"><text:s text:c="16"/>came_from[neighbour]=current_node</text:p>
      <text:p text:style-name="P6"><text:s text:c="4"/>return None</text:p>
      <text:p text:style-name="P6"/>
      <text:p text:style-name="P6">graph={</text:p>
      <text:p text:style-name="P6"><text:s text:c="4"/>'A':{'B':1,'C':4},</text:p>
      <text:p text:style-name="P6"><text:s text:c="4"/>'B':{'C':2,'D':5},</text:p>
      <text:p text:style-name="P6"><text:s text:c="4"/>'C':{'D':1},</text:p>
      <text:p text:style-name="P6"><text:s text:c="4"/>'D':{}</text:p>
      <text:p text:style-name="P6">}</text:p>
      <text:p text:style-name="P6"/>
      <text:p text:style-name="P6">heurastics={</text:p>
      <text:p text:style-name="P6"><text:s text:c="4"/>'A':7,</text:p>
      <text:p text:style-name="P6"><text:s text:c="4"/>'B':6,</text:p>
      <text:p text:style-name="P6"><text:s text:c="4"/>'C':2,</text:p>
      <text:p text:style-name="P6"><text:s text:c="4"/>'D':0</text:p>
      <text:p text:style-name="P6">}</text:p>
      <text:p text:style-name="P6"/>
      <text:p text:style-name="P6">start='A'</text:p>
      <text:p text:style-name="P6">goal='D'</text:p>
      <text:p text:style-name="P6"/>
      <text:p text:style-name="P6">path=a_star(graph,heurastics,start,goal)</text:p>
      <text:p text:style-name="P6"/>
      <text:p text:style-name="P6">if(path):</text:p>
      <text:p text:style-name="P6"><text:s text:c="4"/>print("Path found :",path)</text:p>
      <text:p text:style-name="P6">else:</text:p>
      <text:p text:style-name="P6"><text:s text:c="4"/>print("Path not found ")</text:p>
      <text:p text:style-name="P5"/>
      <text:p text:style-name="P5">Output:</text:p>
      <text:p text:style-name="P6">Path found : ['A', 'C', 'D']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1">b]</text:span><text:span text:style-name="T2">Solve water jug problem. </text:span></text:p>
      <text:p text:style-name="P5">Code:</text:p>
      <text:p text:style-name="P6">from collections import deque</text:p>
      <text:p text:style-name="P6">def water_jug_fill_any_jug(m, n, d):</text:p>
      <text:p text:style-name="P6"><text:s text:c="4"/>queue = deque()</text:p>
      <text:p text:style-name="P6"><text:s text:c="4"/>queue.append((0, 0, []))</text:p>
      <text:p text:style-name="P6"><text:s text:c="4"/>visited = set()</text:p>
      <text:p text:style-name="P6"><text:s text:c="4"/>visited.add((0,0))</text:p>
      <text:p text:style-name="P6"><text:s text:c="4"/>while queue:</text:p>
      <text:p text:style-name="P6"/>
      <text:p text:style-name="P6"><text:s text:c="8"/>a, b, path = queue.popleft()</text:p>
      <text:p text:style-name="P6"><text:s text:c="8"/>if a == d or b == d:</text:p>
      <text:p text:style-name="P6"><text:s text:c="12"/>path.append((a, b))</text:p>
      <text:p text:style-name="P6"><text:s text:c="12"/>return path</text:p>
      <text:p text:style-name="P6"><text:s text:c="8"/>possible_states=[(m,b,path +[(m,b)]),</text:p>
      <text:p text:style-name="P6"><text:s text:c="25"/>(a,n,path +[(a,n)]),</text:p>
      <text:p text:style-name="P6"><text:s text:c="25"/>(0,b,path +[(0,b)]),</text:p>
      <text:p text:style-name="P6"><text:s text:c="25"/>(a,0,path +[(a,0)]),</text:p>
      <text:p text:style-name="P6"><text:s text:c="25"/>(min(a+b,m),b-(min(a+b,m)-a),path+[(min(a+b,m),b-(min(a+b,m)-a))]),</text:p>
      <text:p text:style-name="P6"><text:s text:c="25"/>(a-(min(a+b,n)-b),min(a+b,n),path+[(a-(min(a+b,n)-b),min(a+b,n))])]</text:p>
      <text:p text:style-name="P6"><text:s text:c="8"/>for state in possible_states:</text:p>
      <text:p text:style-name="P6"><text:s text:c="12"/>state_ab=(state[0],state[1])</text:p>
      <text:p text:style-name="P6"><text:s text:c="12"/>if state_ab not in visited:</text:p>
      <text:p text:style-name="P6"><text:s text:c="16"/>visited.add(state_ab)</text:p>
      <text:p text:style-name="P6"><text:s text:c="16"/>queue.append(state)</text:p>
      <text:p text:style-name="P6"><text:s text:c="4"/>return <text:s/>None</text:p>
      <text:p text:style-name="P6"/>
      <text:p text:style-name="P6">m=<text:span text:style-name="T4">4</text:span></text:p>
      <text:p text:style-name="P6">n=<text:span text:style-name="T3">3</text:span></text:p>
      <text:p text:style-name="P6">d=2</text:p>
      <text:p text:style-name="P6">steps=water_jug_fill_any_jug(m,n,d)</text:p>
      <text:p text:style-name="P6">if steps:</text:p>
      <text:p text:style-name="P6"><text:s text:c="4"/>print(f"It is possible to measure exactly {d} liters in one of the jugs Steps:")</text:p>
      <text:p text:style-name="P6"><text:s text:c="4"/>for i,step in enumerate(steps):</text:p>
      <text:p text:style-name="P6"><text:s text:c="8"/>print(f"Step {i+1}: Jug 1={step[0]} liters , Jug 2={step[1]} liters")</text:p>
      <text:p text:style-name="P6"/>
      <text:p text:style-name="P6">else:</text:p>
      <text:p text:style-name="P5"><text:s text:c="4"/>print(f"It is possible to measure exactly {d} liters in one of the jugs Steps:")</text:p>
      <text:p text:style-name="P5"/>
      <text:p text:style-name="P5">Output:</text:p>
      <text:p text:style-name="P6">It is possible to measure exactly 2 liters in one of the jugs Steps:</text:p>
      <text:p text:style-name="P6">Step 1: Jug 1=3 liters , Jug 2=0 liters</text:p>
      <text:p text:style-name="P6">Step 2: Jug 1=0 liters , Jug 2=3 liters</text:p>
      <text:p text:style-name="P6">Step 3: Jug 1=3 liters , Jug 2=3 liters</text:p>
      <text:p text:style-name="P6">Step 4: Jug 1=2 liters , Jug 2=4 liters</text:p>
      <text:p text:style-name="P6">Step 5: Jug 1=2 liters , Jug 2=4 liter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b8c1" officeooo:paragraph-rsid="0014b8c1"/>
    </style:style>
    <style:style style:name="MT1" style:family="text">
      <style:text-properties officeooo:rsid="001b98cd"/>
    </style:style>
    <style:page-layout style:name="Mpm1">
      <style:page-layout-properties fo:page-width="21.59cm" fo:page-height="35.56cm" style:num-format="1" style:print-orientation="portrait" fo:margin-top="2cm" fo:margin-bottom="2.794cm" fo:margin-left="2cm" fo:margin-right="2cm" fo:border="0.06pt solid #000000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YIT<text:tab/><text:tab/>Roll No.: 4<text:span text:style-name="MT1">9</text:span> <text:s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2:14:21.535000000</meta:creation-date>
    <dc:date>2024-10-07T13:05:58.555000000</dc:date>
    <meta:editing-duration>PT19M53S</meta:editing-duration>
    <meta:editing-cycles>10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87" meta:word-count="254" meta:character-count="2651" meta:non-whitespace-character-count="1987"/>
  </office:meta>
</office:document-meta>
</file>